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996600"/>
      <style:text-properties fo:color="#1c1c1c"/>
    </style:style>
    <style:style style:name="ce5" style:family="table-cell" style:parent-style-name="Default">
      <style:table-cell-properties fo:background-color="#ff3333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>
            <text:p>Zadanie</text:p>
          </table:table-cell>
          <table:table-cell office:value-type="string">
            <text:p>Poker</text:p>
          </table:table-cell>
          <table:table-cell table:style-name="Default" office:value-type="string">
            <text:p>Wynik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122">
            <text:p>112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222">
            <text:p>2222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222">
            <text:p>22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1">
            <text:p>2221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11">
            <text:p>1111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35">
            <text:p>3335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813">
            <text:p>55813</text:p>
          </table:table-cell>
          <table:table-cell table:style-name="ce3"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11">
            <text:p>1111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style-name="ce4" office:value-type="float" office:value="21">
            <text:p>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style-name="ce5" office:value-type="float" office:value="21">
            <text:p>21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.11.2018</text:date>, <text:time>00:30:4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Jack</meta:initial-creator>
    <meta:creation-date>2018-11-14T18:39:36.79</meta:creation-date>
    <meta:generator>OpenOffice/4.1.5$Win32 OpenOffice.org_project/415m1$Build-9789</meta:generator>
    <dc:date>2018-11-15T00:30:41.97</dc:date>
    <dc:creator>i i</dc:creator>
    <meta:editing-duration>PT22M59S</meta:editing-duration>
    <meta:editing-cycles>4</meta:editing-cycles>
    <meta:document-statistic meta:table-count="3" meta:cell-count="33" meta:object-count="0"/>
  </office:meta>
</office:document-meta>
</file>